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a34b" officeooo:paragraph-rsid="0018a34b"/>
    </style:style>
    <style:style style:name="P2" style:family="paragraph" style:parent-style-name="Standard">
      <style:text-properties officeooo:rsid="0018a34b" officeooo:paragraph-rsid="0018a34b" fo:background-color="#ffffff"/>
    </style:style>
    <style:style style:name="P3" style:family="paragraph" style:parent-style-name="Standard">
      <style:text-properties officeooo:rsid="0019d187" officeooo:paragraph-rsid="0019d187"/>
    </style:style>
    <style:style style:name="P4" style:family="paragraph" style:parent-style-name="Standard">
      <style:text-properties officeooo:rsid="001bd109" officeooo:paragraph-rsid="001bd109"/>
    </style:style>
    <style:style style:name="P5" style:family="paragraph" style:parent-style-name="Standard">
      <style:text-properties officeooo:rsid="001bd109" officeooo:paragraph-rsid="001da640"/>
    </style:style>
    <style:style style:name="P6" style:family="paragraph" style:parent-style-name="Standard">
      <style:text-properties officeooo:rsid="001da640" officeooo:paragraph-rsid="001da640"/>
    </style:style>
    <style:style style:name="P7" style:family="paragraph" style:parent-style-name="Standard">
      <style:text-properties officeooo:rsid="001e0cd4" officeooo:paragraph-rsid="001e0cd4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ff" loext:char-shading-value="0"/>
    </style:style>
    <style:style style:name="T4" style:family="text">
      <style:text-properties officeooo:rsid="0019d187"/>
    </style:style>
    <style:style style:name="T5" style:family="text">
      <style:text-properties officeooo:rsid="001bd109"/>
    </style:style>
    <style:style style:name="T6" style:family="text">
      <style:text-properties officeooo:rsid="001da640"/>
    </style:style>
    <style:style style:name="T7" style:family="text">
      <style:text-properties officeooo:rsid="001e0c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reate an instance of the following class.</text:p>
      <text:p text:style-name="P1">class Student</text:p>
      <text:p text:style-name="P1">{</text:p>
      <text:p text:style-name="P1"><text:span text:style-name="T7">p</text:span>ublic Student()</text:p>
      <text:p text:style-name="P1">{</text:p>
      <text:p text:style-name="P1">}</text:p>
      <text:p text:style-name="P1">}</text:p>
      <text:p text:style-name="P7">Student broke = new Student();</text:p>
      <text:p text:style-name="P1">2. Create an instance of the following class.</text:p>
      <text:p text:style-name="P1">class Oven</text:p>
      <text:p text:style-name="P1">{</text:p>
      <text:p text:style-name="P1">int temperature;</text:p>
      <text:p text:style-name="P1">public Oven(int temperature)</text:p>
      <text:p text:style-name="P1">{</text:p>
      <text:p text:style-name="P1">//stuff..</text:p>
      <text:p text:style-name="P1">}</text:p>
      <text:p text:style-name="P1">}</text:p>
      <text:p text:style-name="P7">Oven bake = new Oven(375);</text:p>
      <text:p text:style-name="P1">3. Write a constructor for the following class.</text:p>
      <text:p text:style-name="P1">class Animal {</text:p>
      <text:p text:style-name="P1">boolean hasFur;</text:p>
      <text:p text:style-name="P1">int numLegs;</text:p>
      <text:p text:style-name="P1"><text:tab/>Animal(boolean hasFur, int numLegs) {</text:p>
      <text:p text:style-name="P1"><text:tab/>}</text:p>
      <text:p text:style-name="P1">}</text:p>
      <text:p text:style-name="P1">4. List all the JComponents you can think of.</text:p>
      <text:p text:style-name="P1">JFrame</text:p>
      <text:p text:style-name="P1">JPanel</text:p>
      <text:p text:style-name="P1">JButton</text:p>
      <text:p text:style-name="P1">JLabel</text:p>
      <text:p text:style-name="P1">5. Add a listener to each of these objects:</text:p>
      <text:p text:style-name="P1">a)</text:p>
      <text:p text:style-name="P1">JPanel panel = new JPanel();</text:p>
      <text:p text:style-name="P1">b) JFrame frame = new JFrame(“my window”);</text:p>
      <text:p text:style-name="P7">frame.addMouseListener(this);</text:p>
      <text:p text:style-name="P1">c) JButton button = new Jbutton();</text:p>
      <text:p text:style-name="P7">button.addActionListener(this);</text:p>
      <text:p text:style-name="P1">6. Write a method that receives two integers and returns the average of those two integers.</text:p>
      <text:p text:style-name="P1">7. Call the following method with a value of 2.</text:p>
      <text:p text:style-name="P1">int squareNum(int value)</text:p>
      <text:p text:style-name="P1">{</text:p>
      <text:p text:style-name="P1">return value * value;</text:p>
      <text:p text:style-name="P1">}</text:p>
      <text:p text:style-name="P3">int squareNum(2);</text:p>
      <text:p text:style-name="P1">8. Write a method called ​ annoy​ that takes a String as a parameter and prints that String three</text:p>
      <text:p text:style-name="P1">times.</text:p>
      <text:p text:style-name="P1">9. Given the following code, create a Smurf and set it’s name.</text:p>
      <text:p text:style-name="P1">public class Smurf {</text:p>
      <text:p text:style-name="P1">String name;boolean wearsARedHat;</text:p>
      <text:p text:style-name="P1"><text:soft-page-break/>Smurf(boolean wearsRedHat) {</text:p>
      <text:p text:style-name="P1">this.wearsARedHat = wearsRedHat;</text:p>
      <text:p text:style-name="P1">}</text:p>
      <text:p text:style-name="P1">void setName(String name) {</text:p>
      <text:p text:style-name="P1">this.name = name;</text:p>
      <text:p text:style-name="P1">}</text:p>
      <text:p text:style-name="P1">}</text:p>
      <text:p text:style-name="P1">10. Circle the errors in the following code.</text:p>
      <text:p text:style-name="P1">class Animal {</text:p>
      <text:p text:style-name="P1">String numLegs;</text:p>
      <text:p text:style-name="P1">Animal(<text:span text:style-name="T2">int</text:span> numLegs) {</text:p>
      <text:p text:style-name="P1">numLegs <text:span text:style-name="T3">= numLegs;</text:span></text:p>
      <text:p text:style-name="P2">checkLegs();</text:p>
      <text:p text:style-name="P1">}</text:p>
      <text:p text:style-name="P1">void checkLegs(int <text:span text:style-name="T2">legs</text:span>) {</text:p>
      <text:p text:style-name="P1">if(legs &lt; 0) {</text:p>
      <text:p text:style-name="P1">System.out.println(“That is not an animal.”);</text:p>
      <text:p text:style-name="P1">{</text:p>
      <text:p text:style-name="P1">else if(legs = 0) {</text:p>
      <text:p text:style-name="P1">System.out.println(“It must be a snake.”);</text:p>
      <text:p text:style-name="P1">}</text:p>
      <text:p text:style-name="P1"><text:span text:style-name="T1">else if </text:span>{</text:p>
      <text:p text:style-name="P1">System.out.println(“I think it’s a mammal.”);</text:p>
      <text:p text:style-name="P1">}</text:p>
      <text:p text:style-name="P1">}</text:p>
      <text:p text:style-name="P1">}11. Convert this binary number to a base 10 number.</text:p>
      <text:p text:style-name="P1">101101 <text:span text:style-name="T4">= 45</text:span></text:p>
      <text:p text:style-name="P1">12. Convert this base 10 number to binary.</text:p>
      <text:p text:style-name="P3">23 = 10111<text:span text:style-name="T6">do</text:span></text:p>
      <text:p text:style-name="P1">13. Create a class named Dog with 2 member variables and a getter and setter for each one.</text:p>
      <text:p text:style-name="P4">Public class Dog {</text:p>
      <text:p text:style-name="P4">Private double <text:span text:style-name="T6">S</text:span>ize;</text:p>
      <text:p text:style-name="P4">Public double <text:span text:style-name="T6">getSize() {</text:span></text:p>
      <text:p text:style-name="P4"><text:tab/><text:span text:style-name="T6">return Size;</text:span></text:p>
      <text:p text:style-name="P6">}</text:p>
      <text:p text:style-name="P6">Public setSize(double s) {</text:p>
      <text:p text:style-name="P6"><text:tab/>Size = s;</text:p>
      <text:p text:style-name="P6">}</text:p>
      <text:p text:style-name="P4">Private string <text:span text:style-name="T6">S</text:span>pecies;</text:p>
      <text:p text:style-name="P5">Public <text:span text:style-name="T6">string</text:span> <text:span text:style-name="T6">getS</text:span>pecies<text:span text:style-name="T6">() {</text:span></text:p>
      <text:p text:style-name="P5"><text:tab/><text:span text:style-name="T6">return Species;</text:span></text:p>
      <text:p text:style-name="P6">}</text:p>
      <text:p text:style-name="P6">Public setS<text:span text:style-name="T5">pecies </text:span>(string type) {</text:p>
      <text:p text:style-name="P6"><text:tab/>Species = type;</text:p>
      <text:p text:style-name="P6">}</text:p>
      <text:p text:style-name="P6">Dog doggo = new Dog();</text:p>
      <text:p text:style-name="P6">syso(doggo.getSize();)</text:p>
      <text:p text:style-name="P6">doggo.setSize(1.563)</text:p>
      <text:p text:style-name="P6">syso(doggo.getSpecies();)</text:p>
      <text:p text:style-name="P6"><text:soft-page-break/>doggo.setSpecies(“Pomeranian”);</text:p>
      <text:p text:style-name="P6">}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6:38:18.283520235</meta:creation-date>
    <dc:date>2018-09-24T17:42:45.341159943</dc:date>
    <meta:editing-duration>PT2M57S</meta:editing-duration>
    <meta:editing-cycles>1</meta:editing-cycles>
    <meta:document-statistic meta:table-count="0" meta:image-count="0" meta:object-count="0" meta:page-count="3" meta:paragraph-count="100" meta:word-count="339" meta:character-count="2070" meta:non-whitespace-character-count="1758"/>
    <meta:generator>LibreOffice/5.1.6.2$Linux_X86_64 LibreOffice_project/10m0$Build-2</meta:generator>
  </office:meta>
</office:document-meta>
</file>